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usecase</text:p>
          </table:table-cell>
          <table:table-cell office:value-type="string">
            <text:p>physical event</text:p>
          </table:table-cell>
          <table:table-cell office:value-type="string">
            <text:p>modified rules</text:p>
          </table:table-cell>
          <table:table-cell office:value-type="string">
            <text:p>recompilation time</text:p>
          </table:table-cell>
        </table:table-row>
        <table:table-row table:style-name="ro1">
          <table:table-cell office:value-type="string">
            <text:p>twoFabrics</text:p>
          </table:table-cell>
          <table:table-cell office:value-type="string">
            <text:p>link s3 s4 down</text:p>
          </table:table-cell>
          <table:table-cell office:value-type="string">
            <text:p>3+6+3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link s3 s4 up</text:p>
          </table:table-cell>
          <table:table-cell office:value-type="string">
            <text:p>3+3+6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link s3 s4 down</text:p>
          </table:table-cell>
          <table:table-cell office:value-type="string">
            <text:p>***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link s3 s4 up</text:p>
          </table:table-cell>
          <table:table-cell office:value-type="string">
            <text:p>***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link s3 s4 down</text:p>
          </table:table-cell>
          <table:table-cell office:value-type="string">
            <text:p>***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link s3 s4 up</text:p>
          </table:table-cell>
          <table:table-cell office:value-type="string">
            <text:p>***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ycLoadBalancer</text:p>
          </table:table-cell>
          <table:table-cell office:value-type="string">
            <text:p>link s3 s4 down</text:p>
          </table:table-cell>
          <table:table-cell office:value-type="string">
            <text:p>2+4+4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link s3 s4 up</text:p>
          </table:table-cell>
          <table:table-cell office:value-type="string">
            <text:p>2+4+4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link s3 s4 down</text:p>
          </table:table-cell>
          <table:table-cell office:value-type="string">
            <text:p>***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link s3 s4 up</text:p>
          </table:table-cell>
          <table:table-cell office:value-type="string">
            <text:p>***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link s3 s4 down</text:p>
          </table:table-cell>
          <table:table-cell office:value-type="string">
            <text:p>***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link s3 s4 up</text:p>
          </table:table-cell>
          <table:table-cell office:value-type="string">
            <text:p>***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ataCap</text:p>
          </table:table-cell>
          <table:table-cell office:value-type="string">
            <text:p>link s3 s4 down</text:p>
          </table:table-cell>
          <table:table-cell office:value-type="string">
            <text:p>2+4+4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link s3 s4 up</text:p>
          </table:table-cell>
          <table:table-cell office:value-type="string">
            <text:p>2+4+4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link s3 s4 down</text:p>
          </table:table-cell>
          <table:table-cell office:value-type="string">
            <text:p>***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link s3 s4 up</text:p>
          </table:table-cell>
          <table:table-cell office:value-type="string">
            <text:p>***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link s3 s4 down</text:p>
          </table:table-cell>
          <table:table-cell office:value-type="string">
            <text:p>***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link s3 s4 up</text:p>
          </table:table-cell>
          <table:table-cell office:value-type="string">
            <text:p>***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ataCompress</text:p>
          </table:table-cell>
          <table:table-cell office:value-type="string">
            <text:p>link s3 s4 down</text:p>
          </table:table-cell>
          <table:table-cell office:value-type="string">
            <text:p>4+8+4</text:p>
          </table:table-cell>
          <table:table-cell office:value-type="string">
            <text:p>***</text:p>
          </table:table-cell>
        </table:table-row>
        <table:table-row table:style-name="ro1">
          <table:table-cell/>
          <table:table-cell office:value-type="string">
            <text:p>link s3 s4 up</text:p>
          </table:table-cell>
          <table:table-cell/>
          <table:table-cell office:value-type="string">
            <text:p>***</text:p>
          </table:table-cell>
        </table:table-row>
        <table:table-row table:style-name="ro1">
          <table:table-cell/>
          <table:table-cell office:value-type="string">
            <text:p>link s3 s4 down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/>
          <table:table-cell office:value-type="string">
            <text:p>link s3 s4 up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/>
          <table:table-cell office:value-type="string">
            <text:p>link s3 s4 down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/>
          <table:table-cell office:value-type="string">
            <text:p>link s3 s4 up</text:p>
          </table:table-cell>
          <table:table-cell office:value-type="string">
            <text:p>***</text:p>
          </table:table-cell>
          <table:table-cell/>
        </table:table-row>
      </table:table>
      <table:table table:name="Feuille2" table:style-name="ta1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ssaoud AOUADJ</meta:initial-creator>
    <meta:creation-date>2015-12-14T11:39:32</meta:creation-date>
    <dc:date>2015-12-14T14:35:00</dc:date>
    <dc:creator>Messaoud AOUADJ</dc:creator>
    <meta:editing-duration>PT2H53M6S</meta:editing-duration>
    <meta:editing-cycles>5</meta:editing-cycles>
    <meta:generator>LibreOffice/3.5$Linux_X86_64 LibreOffice_project/350m1$Build-2</meta:generator>
    <meta:document-statistic meta:table-count="3" meta:cell-count="75" meta:object-count="0"/>
  </office:meta>
</office:document-meta>
</file>